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mo2" svg:font-family="Arimo, monospace"/>
    <style:font-face style:name="Cousine" svg:font-family="Cousine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imo1" svg:font-family="Arimo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fo:text-align="justify" style:justify-single-word="false"/>
    </style:style>
    <style:style style:name="P2" style:family="paragraph" style:parent-style-name="Preformatted_20_Text">
      <style:paragraph-properties fo:text-align="justify" style:justify-single-word="false"/>
    </style:style>
    <style:style style:name="P3" style:family="paragraph" style:parent-style-name="Preformatted_20_Text" style:master-page-name="HTML">
      <style:paragraph-properties style:page-number="auto"/>
      <style:text-properties fo:font-weight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variant="normal" fo:text-transform="none" fo:font-style="normal" fo:font-weight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elp file for Home Budget Tracker.</text:p>
      <text:p text:style-name="Preformatted_20_Text"/>
      <text:p text:style-name="Preformatted_20_Text"><text:a xlink:type="simple" xlink:href="#Overview" text:style-name="Internet_20_link" text:visited-style-name="Visited_20_Internet_20_Link">Overview</text:a></text:p>
      <text:p text:style-name="Preformatted_20_Text">How to set up manually.</text:p>
      <text:p text:style-name="Preformatted_20_Text">How to Edit transactions.</text:p>
      <text:p text:style-name="Preformatted_20_Text">How to delete transactions.</text:p>
      <text:p text:style-name="Preformatted_20_Text">How to add categories.</text:p>
      <text:p text:style-name="Preformatted_20_Text">How to rename categories.</text:p>
      <text:p text:style-name="Preformatted_20_Text">How to add transactions.</text:p>
      <text:p text:style-name="Preformatted_20_Text">How to delete transactions.</text:p>
      <text:p text:style-name="Preformatted_20_Text">How to set up using a CSV loader</text:p>
      <text:p text:style-name="Preformatted_20_Text">How to Find future transactions.</text:p>
      <text:p text:style-name="Preformatted_20_Text">How to view balances <text:span text:style-name="T3">the</text:span> <text:span text:style-name="T3">day</text:span> <text:span text:style-name="T3">before</text:span> your salary.</text:p>
      <text:p text:style-name="Preformatted_20_Text">How to import transactions via CSV.</text:p>
      <text:p text:style-name="Preformatted_20_Text">How to export 24-month projection.</text:p>
      <text:p text:style-name="Preformatted_20_Text">How to return to top of app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2"><text:bookmark text:name="Overview"/><text:span text:style-name="T1">Overview</text:span>.</text:p>
      <text:p text:style-name="P2">This app is designed to help you manage your home budget, on the assumption that all income (salary, pension etc) and expense (all outgoings) are transactions within one bank,account.</text:p>
      <text:p text:style-name="P2"/>
      <text:p text:style-name="P2">The app allows for <text:span text:style-name="T1">income</text:span> and <text:span text:style-name="T1">expense </text:span><text:span text:style-name="T6">on</text:span><text:span text:style-name="T1"> monthly and 4-weekly intervals</text:span></text:p>
      <text:p text:style-name="P2">You can also add <text:span text:style-name="T1">irregular</text:span> income and expense items (one off items that will always come up)</text:p>
      <text:p text:style-name="P2"/>
      <text:p text:style-name="P2">The top part of the screen has <text:span text:style-name="T1">opening</text:span> <text:span text:style-name="T1">balance</text:span> (the balance of your account when you begin using the app) and the <text:span text:style-name="T1">start</text:span> <text:span text:style-name="T1">date</text:span> (the start date when you begin using the app)</text:p>
      <text:p text:style-name="P2">Next are listed all your <text:span text:style-name="T1">income</text:span> and <text:span text:style-name="T1">expense</text:span> transactions, this is where you define whether they are <text:span text:style-name="T1">monthly</text:span> or <text:span text:style-name="T1">4-weekly, </text:span><text:span text:style-name="T6">you should also enter the type of category (Household, Savings, Insurance, Car etc).</text:span></text:p>
      <text:p text:style-name="P2"/>
      <text:p text:style-name="P2">The bottom table is <text:span text:style-name="T5">24-month projection</text:span>. When you add a transaction, the system uses the <text:span text:style-name="T1">start</text:span> <text:span text:style-name="T1">date</text:span> and <text:span text:style-name="T1">opening</text:span> <text:span text:style-name="T1">balance</text:span> and immediately populates the 24-month projection table with the transactions for 24 months from the currently defined <text:span text:style-name="T1">start</text:span> <text:span text:style-name="T1">date.</text:span> </text:p>
      <text:p text:style-name="P1">Going forward, you can leave the <text:span text:style-name="T1">start</text:span> <text:span text:style-name="T1">date</text:span> as it is when you initially set the system up, but more likely you will amend the <text:span text:style-name="T1">start</text:span> <text:span text:style-name="T1">date</text:span> and <text:span text:style-name="T1">opening</text:span> <text:span text:style-name="T1">balance</text:span>, perhaps on a weekly basis, because once you are satisfied the transaction has come off your bank account, you have a record of that in that bank account. This app is about managing your finances <text:span text:style-name="T4">going</text:span> <text:span text:style-name="T4">forward</text:span>, and the <text:span text:style-name="T2">2</text:span><text:span text:style-name="T7">4-month projection</text:span> table will show quite clearly what your finances will,be at any point in the next 24 month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mo2" svg:font-family="Arimo, monospace"/>
    <style:font-face style:name="Cousine" svg:font-family="Cousine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imo1" svg:font-family="Arim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n" fo:country="GB" style:letter-kerning="true" style:font-name-asian="Arimo1" style:font-size-asian="12pt" style:language-asian="zh" style:country-asian="CN" style:font-name-complex="Arimo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Arimo1" style:font-size-asian="14pt" style:font-name-complex="Arimo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sine" fo:font-size="10pt" style:font-name-asian="Arimo2" style:font-size-asian="10pt" style:font-name-complex="Cousin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8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2-20T07:53:17</meta:creation-date>
    <dc:date>2025-12-20T13:14:00</dc:date>
    <meta:editing-duration>PT40M10S</meta:editing-duration>
    <meta:editing-cycles>4</meta:editing-cycles>
    <meta:generator>AO_Office/5.5.9$Unix OpenOffice.org_project/4115m2$Build-9813</meta:generator>
    <meta:document-statistic meta:table-count="0" meta:image-count="0" meta:object-count="0" meta:page-count="1" meta:paragraph-count="23" meta:word-count="390" meta:character-count="1893"/>
  </office:meta>
</office:document-meta>
</file>